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Avenir Next" fo:font-weight="bold" officeooo:rsid="00113da3" officeooo:paragraph-rsid="00113da3" style:font-weight-asian="bold" style:font-weight-complex="bold"/>
    </style:style>
    <style:style style:name="P2" style:family="paragraph" style:parent-style-name="Standard">
      <style:text-properties style:font-name="Avenir Next" officeooo:rsid="00113da3" officeooo:paragraph-rsid="00113da3"/>
    </style:style>
    <style:style style:name="P3" style:family="paragraph" style:parent-style-name="Standard">
      <style:paragraph-properties fo:text-align="center" style:justify-single-word="false"/>
      <style:text-properties style:font-name="Avenir Next" fo:font-size="14pt" style:text-underline-style="solid" style:text-underline-width="auto" style:text-underline-color="font-color" fo:font-weight="bold" officeooo:rsid="00113da3" officeooo:paragraph-rsid="00113da3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venir Next" fo:font-size="14pt" style:text-underline-style="none" fo:font-weight="normal" officeooo:rsid="00113da3" officeooo:paragraph-rsid="00113da3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6c843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14f9f" officeooo:paragraph-rsid="00214f9f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29a17c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3d15fd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0990f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none" fo:font-weight="normal" officeooo:rsid="00270c0f" officeooo:paragraph-rsid="0051d62a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venir Next" fo:font-size="12pt" fo:font-style="italic" style:text-underline-style="solid" style:text-underline-width="auto" style:text-underline-color="font-color" fo:font-weight="bold" officeooo:rsid="00144904" officeooo:paragraph-rsid="00144904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13da3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144904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5bc578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14f9f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14f9f" officeooo:paragraph-rsid="00270c0f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70c0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270c0f" officeooo:paragraph-rsid="0029a17c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113da3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normal" officeooo:rsid="001a8837" officeooo:paragraph-rsid="001a8837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113da3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venir Next" fo:font-size="12pt" style:text-underline-style="solid" style:text-underline-width="auto" style:text-underline-color="font-color" fo:font-weight="bold" officeooo:rsid="00113da3" officeooo:paragraph-rsid="0024baa4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14f9f" officeooo:paragraph-rsid="0049eb4e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29a17c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3d15fd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0990f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6c843" officeooo:paragraph-rsid="0051d62a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70c0f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29a17c" officeooo:paragraph-rsid="00270c0f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bold" officeooo:rsid="001e0c0c" officeooo:paragraph-rsid="0029a17c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2b4b42" officeooo:paragraph-rsid="002b4b42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solid" style:text-underline-width="auto" style:text-underline-color="font-color" fo:font-weight="bold" officeooo:rsid="004696c1" officeooo:paragraph-rsid="0051d62a" style:font-size-asian="10.5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officeooo:paragraph-rsid="00113da3"/>
    </style:style>
    <style:style style:name="P39" style:family="paragraph" style:parent-style-name="Standard">
      <style:paragraph-properties fo:text-align="start" style:justify-single-word="false"/>
      <style:text-properties officeooo:paragraph-rsid="0029a17c"/>
    </style:style>
    <style:style style:name="P40" style:family="paragraph" style:parent-style-name="Standard">
      <style:paragraph-properties fo:text-align="start" style:justify-single-word="false"/>
      <style:text-properties officeooo:paragraph-rsid="00270c0f"/>
    </style:style>
    <style:style style:name="P41" style:family="paragraph" style:parent-style-name="Standard">
      <style:paragraph-properties fo:text-align="start" style:justify-single-word="false"/>
      <style:text-properties officeooo:paragraph-rsid="00214f9f"/>
    </style:style>
    <style:style style:name="P42" style:family="paragraph" style:parent-style-name="Standard">
      <style:paragraph-properties fo:text-align="start" style:justify-single-word="false"/>
      <style:text-properties officeooo:paragraph-rsid="0026c843"/>
    </style:style>
    <style:style style:name="P43" style:family="paragraph" style:parent-style-name="Standard">
      <style:paragraph-properties fo:text-align="start" style:justify-single-word="false"/>
      <style:text-properties officeooo:paragraph-rsid="003d15fd"/>
    </style:style>
    <style:style style:name="P44" style:family="paragraph" style:parent-style-name="Standard">
      <style:paragraph-properties fo:text-align="start" style:justify-single-word="false"/>
      <style:text-properties officeooo:paragraph-rsid="0049eb4e"/>
    </style:style>
    <style:style style:name="P45" style:family="paragraph" style:parent-style-name="Standard">
      <style:paragraph-properties fo:text-align="start" style:justify-single-word="false"/>
      <style:text-properties officeooo:paragraph-rsid="0050990f"/>
    </style:style>
    <style:style style:name="P46" style:family="paragraph" style:parent-style-name="Standard">
      <style:paragraph-properties fo:text-align="start" style:justify-single-word="false"/>
      <style:text-properties officeooo:paragraph-rsid="0051d62a"/>
    </style:style>
    <style:style style:name="P47" style:family="paragraph" style:parent-style-name="Standard">
      <style:paragraph-properties fo:text-align="start" style:justify-single-word="false"/>
      <style:text-properties officeooo:paragraph-rsid="005711c0"/>
    </style:style>
    <style:style style:name="P48" style:family="paragraph" style:parent-style-name="Standard">
      <style:text-properties officeooo:paragraph-rsid="00113da3"/>
    </style:style>
    <style:style style:name="P49" style:family="paragraph" style:parent-style-name="Standard">
      <style:text-properties officeooo:paragraph-rsid="005e1814"/>
    </style:style>
    <style:style style:name="P50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613127" fo:background-color="#fff5ce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Standard">
      <style:paragraph-properties fo:text-align="start" style:justify-single-word="false"/>
      <style:text-properties style:use-window-font-color="true" loext:opacity="0%" style:font-name="Avenir Next" fo:font-size="12pt" fo:font-style="normal" style:text-underline-style="none" fo:font-weight="bold" officeooo:rsid="00613127" officeooo:paragraph-rsid="00613127" fo:background-color="#dde8cb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Standard" style:list-style-name="L1">
      <style:paragraph-properties fo:text-align="start" style:justify-single-word="false"/>
      <style:text-properties style:font-name="Avenir Next" fo:font-size="12pt" style:text-underline-style="none" fo:font-weight="bold" officeooo:rsid="00144904" officeooo:paragraph-rsid="0029a17c" style:font-size-asian="10.5pt" style:font-weight-asian="bold" style:font-size-complex="12pt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2db578" style:font-size-asian="10.5pt" style:font-weight-asian="bold" style:font-size-complex="12pt" style:font-weight-complex="bold"/>
    </style:style>
    <style:style style:name="P54" style:family="paragraph" style:parent-style-name="Standard" style:list-style-name="L2">
      <style:paragraph-properties fo:text-align="start" style:justify-single-word="false"/>
      <style:text-properties style:font-name="Avenir Next" fo:font-size="12pt" style:text-underline-style="none" fo:font-weight="bold" officeooo:rsid="001e0c0c" officeooo:paragraph-rsid="0037c383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113da3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4beea9" officeooo:paragraph-rsid="0064b1f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Avenir Next" fo:font-size="12pt" style:text-underline-style="none" fo:font-weight="normal" officeooo:rsid="00113da3" officeooo:paragraph-rsid="005bc578" style:font-size-asian="10.5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style:font-name="Avenir Next" fo:font-size="12pt" fo:font-style="normal" style:text-underline-style="none" fo:font-weight="bold" officeooo:rsid="00234b9f" officeooo:paragraph-rsid="002d7566" style:font-size-asian="10.5pt" style:font-style-asian="normal" style:font-weight-asian="bold" style:font-size-complex="12pt" style:font-style-complex="normal" style:font-weight-complex="bold"/>
    </style:style>
    <style:style style:name="P59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26c843" style:font-size-asian="10.5pt" style:font-style-asian="normal" style:font-weight-asian="bold" style:font-size-complex="12pt" style:font-style-complex="normal" style:font-weight-complex="bold"/>
    </style:style>
    <style:style style:name="P60" style:family="paragraph" style:parent-style-name="Standard" style:list-style-name="L3">
      <style:paragraph-properties fo:text-align="start" style:justify-single-word="false"/>
      <style:text-properties style:font-name="Avenir Next" fo:font-size="12pt" fo:font-style="normal" style:text-underline-style="none" fo:font-weight="bold" officeooo:rsid="00214f9f" officeooo:paragraph-rsid="0037c383" style:font-size-asian="10.5pt" style:font-style-asian="normal" style:font-weight-asian="bold" style:font-size-complex="12pt" style:font-style-complex="normal" style:font-weight-complex="bold"/>
    </style:style>
    <style:style style:name="P61" style:family="paragraph" style:parent-style-name="Standard" style:list-style-name="L4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49eb4e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021cc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 style:list-style-name="L5">
      <style:paragraph-properties fo:text-align="start" style:justify-single-word="false"/>
      <style:text-properties style:font-name="Avenir Next" fo:font-size="12pt" fo:font-style="normal" style:text-underline-style="none" fo:font-weight="bold" officeooo:rsid="004696c1" officeooo:paragraph-rsid="00546c2b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Avenir Next" fo:font-size="12pt" fo:font-style="normal" style:text-underline-style="none" fo:font-weight="normal" officeooo:rsid="005c05e3" officeooo:paragraph-rsid="005bc578" style:font-size-asian="10.5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1d62a" fo:background-color="#fff5ce" style:font-size-asian="10.5pt" style:font-style-asian="italic" style:font-weight-asian="bold" style:font-size-complex="12pt" style:font-style-complex="italic" style:font-weight-complex="bold"/>
    </style:style>
    <style:style style:name="P66" style:family="paragraph" style:parent-style-name="Standard" style:list-style-name="L4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49eb4e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7" style:family="paragraph" style:parent-style-name="Standard" style:list-style-name="L5">
      <style:paragraph-properties fo:text-align="start" style:justify-single-word="false"/>
      <style:text-properties style:font-name="Avenir Next" fo:font-size="12pt" fo:font-style="italic" style:text-underline-style="none" fo:font-weight="bold" officeooo:rsid="004696c1" officeooo:paragraph-rsid="005021cc" fo:background-color="transparent" style:font-size-asian="10.5pt" style:font-style-asian="italic" style:font-weight-asian="bold" style:font-size-complex="12pt" style:font-style-complex="italic" style:font-weight-complex="bold"/>
    </style:style>
    <style:style style:name="P68" style:family="paragraph" style:parent-style-name="Standard">
      <style:text-properties style:font-name="Avenir Next" officeooo:rsid="005e1814" officeooo:paragraph-rsid="005e1814"/>
    </style:style>
    <style:style style:name="P69" style:family="paragraph" style:parent-style-name="Standard" style:list-style-name="L1">
      <style:paragraph-properties fo:text-align="start" style:justify-single-word="false"/>
      <style:text-properties officeooo:paragraph-rsid="0029a17c"/>
    </style:style>
    <style:style style:name="P70" style:family="paragraph" style:parent-style-name="Standard" style:list-style-name="L2">
      <style:paragraph-properties fo:text-align="start" style:justify-single-word="false"/>
      <style:text-properties officeooo:paragraph-rsid="002db578"/>
    </style:style>
    <style:style style:name="P71" style:family="paragraph" style:parent-style-name="Standard" style:list-style-name="L3">
      <style:paragraph-properties fo:text-align="start" style:justify-single-word="false"/>
      <style:text-properties officeooo:paragraph-rsid="002b4b42"/>
    </style:style>
    <style:style style:name="P72" style:family="paragraph" style:parent-style-name="Standard" style:list-style-name="L3">
      <style:paragraph-properties fo:text-align="start" style:justify-single-word="false"/>
      <style:text-properties officeooo:paragraph-rsid="0026c843"/>
    </style:style>
    <style:style style:name="P73" style:family="paragraph" style:parent-style-name="Standard" style:list-style-name="L5">
      <style:paragraph-properties fo:text-align="start" style:justify-single-word="false"/>
      <style:text-properties officeooo:paragraph-rsid="0058edeb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051d62a"/>
    </style:style>
    <style:style style:name="T1" style:family="text">
      <style:text-properties officeooo:rsid="0018bf96"/>
    </style:style>
    <style:style style:name="T2" style:family="text">
      <style:text-properties style:font-name="Avenir Next" fo:font-size="12pt" style:text-underline-style="none" fo:font-weight="normal" officeooo:rsid="00214f9f" style:font-size-asian="10.5pt" style:font-weight-asian="normal" style:font-size-complex="12pt" style:font-weight-complex="normal"/>
    </style:style>
    <style:style style:name="T3" style:family="text">
      <style:text-properties style:font-name="Avenir Next" fo:font-size="12pt" style:text-underline-style="none" fo:font-weight="normal" officeooo:rsid="00227b5b" style:font-size-asian="10.5pt" style:font-weight-asian="normal" style:font-size-complex="12pt" style:font-weight-complex="normal"/>
    </style:style>
    <style:style style:name="T4" style:family="text">
      <style:text-properties style:font-name="Avenir Next" fo:font-size="12pt" style:text-underline-style="none" fo:font-weight="normal" officeooo:rsid="00270c0f" style:font-size-asian="10.5pt" style:font-weight-asian="normal" style:font-size-complex="12pt" style:font-weight-complex="normal"/>
    </style:style>
    <style:style style:name="T5" style:family="text">
      <style:text-properties style:font-name="Avenir Next" fo:font-size="12pt" style:text-underline-style="none" fo:font-weight="normal" officeooo:rsid="001ad3c0" style:font-size-asian="10.5pt" style:font-weight-asian="normal" style:font-size-complex="12pt" style:font-weight-complex="normal"/>
    </style:style>
    <style:style style:name="T6" style:family="text">
      <style:text-properties style:font-name="Avenir Next" fo:font-size="12pt" style:text-underline-style="none" fo:font-weight="normal" officeooo:rsid="002d0738" style:font-size-asian="10.5pt" style:font-weight-asian="normal" style:font-size-complex="12pt" style:font-weight-complex="normal"/>
    </style:style>
    <style:style style:name="T7" style:family="text">
      <style:text-properties style:font-name="Avenir Next" fo:font-size="12pt" style:text-underline-style="none" fo:font-weight="normal" officeooo:rsid="002ebc2d" style:font-size-asian="10.5pt" style:font-weight-asian="normal" style:font-size-complex="12pt" style:font-weight-complex="normal"/>
    </style:style>
    <style:style style:name="T8" style:family="text">
      <style:text-properties style:font-name="Avenir Next" fo:font-size="12pt" style:text-underline-style="none" fo:font-weight="normal" officeooo:rsid="00339f1b" style:font-size-asian="10.5pt" style:font-weight-asian="normal" style:font-size-complex="12pt" style:font-weight-complex="normal"/>
    </style:style>
    <style:style style:name="T9" style:family="text">
      <style:text-properties style:font-name="Avenir Next" fo:font-size="12pt" style:text-underline-style="none" fo:font-weight="normal" officeooo:rsid="002ebc2d" fo:background-color="#afd095" loext:char-shading-value="0" style:font-size-asian="10.5pt" style:font-weight-asian="normal" style:font-size-complex="12pt" style:font-weight-complex="normal"/>
    </style:style>
    <style:style style:name="T10" style:family="text">
      <style:text-properties style:font-name="Avenir Next" fo:font-size="12pt" style:text-underline-style="none" fo:font-weight="normal" officeooo:rsid="00214f9f" fo:background-color="#afd095" loext:char-shading-value="0" style:font-size-asian="10.5pt" style:font-weight-asian="normal" style:font-size-complex="12pt" style:font-weight-complex="normal"/>
    </style:style>
    <style:style style:name="T11" style:family="text">
      <style:text-properties style:font-name="Avenir Next" fo:font-size="12pt" style:text-underline-style="none" fo:font-weight="bold" officeooo:rsid="00144904" style:font-size-asian="10.5pt" style:font-weight-asian="bold" style:font-size-complex="12pt" style:font-weight-complex="bold"/>
    </style:style>
    <style:style style:name="T12" style:family="text">
      <style:text-properties style:font-name="Avenir Next" fo:font-size="12pt" style:text-underline-style="none" fo:font-weight="bold" officeooo:rsid="002d0738" fo:background-color="#afd095" loext:char-shading-value="0" style:font-size-asian="10.5pt" style:font-weight-asian="bold" style:font-size-complex="12pt" style:font-weight-complex="bold"/>
    </style:style>
    <style:style style:name="T13" style:family="text">
      <style:text-properties style:font-name="Avenir Next" fo:font-size="12pt" style:text-underline-style="none" fo:font-weight="bold" officeooo:rsid="00144904" fo:background-color="#afd095" loext:char-shading-value="0" style:font-size-asian="10.5pt" style:font-weight-asian="bold" style:font-size-complex="12pt" style:font-weight-complex="bold"/>
    </style:style>
    <style:style style:name="T14" style:family="text">
      <style:text-properties style:font-name="Avenir Next" fo:font-size="12pt" style:text-underline-style="solid" style:text-underline-width="auto" style:text-underline-color="font-color" fo:font-weight="bold" officeooo:rsid="00113da3" style:font-size-asian="10.5pt" style:font-weight-asian="bold" style:font-size-complex="12pt" style:font-weight-complex="bold"/>
    </style:style>
    <style:style style:name="T15" style:family="text">
      <style:text-properties style:font-name="Avenir Next" fo:font-size="12pt" style:text-underline-style="solid" style:text-underline-width="auto" style:text-underline-color="font-color" fo:font-weight="bold" officeooo:rsid="0024baa4" style:font-size-asian="10.5pt" style:font-weight-asian="bold" style:font-size-complex="12pt" style:font-weight-complex="bold"/>
    </style:style>
    <style:style style:name="T16" style:family="text">
      <style:text-properties style:font-name="Avenir Next" fo:font-size="12pt" fo:font-style="normal" style:text-underline-style="none" fo:font-weight="bold" officeooo:rsid="001e0c0c" style:font-size-asian="10.5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Avenir Next" fo:font-size="12pt" fo:font-style="normal" style:text-underline-style="none" fo:font-weight="bold" officeooo:rsid="00214f9f" style:font-size-asian="10.5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Avenir Next" fo:font-size="12pt" fo:font-style="normal" style:text-underline-style="none" fo:font-weight="bold" officeooo:rsid="0026c843" style:font-size-asian="10.5pt" style:font-style-asian="normal" style:font-weight-asian="bold" style:font-size-complex="12pt" style:font-style-complex="normal" style:font-weight-complex="bold"/>
    </style:style>
    <style:style style:name="T19" style:family="text">
      <style:text-properties style:font-name="Avenir Next" fo:font-size="12pt" fo:font-style="normal" style:text-underline-style="none" fo:font-weight="bold" officeooo:rsid="0049eb4e" style:font-size-asian="10.5pt" style:font-style-asian="normal" style:font-weight-asian="bold" style:font-size-complex="12pt" style:font-style-complex="normal" style:font-weight-complex="bold"/>
    </style:style>
    <style:style style:name="T20" style:family="text">
      <style:text-properties style:font-name="Avenir Next" fo:font-size="12pt" fo:font-style="normal" style:text-underline-style="none" fo:font-weight="bold" officeooo:rsid="004f97ad" style:font-size-asian="10.5pt" style:font-style-asian="normal" style:font-weight-asian="bold" style:font-size-complex="12pt" style:font-style-complex="normal" style:font-weight-complex="bold"/>
    </style:style>
    <style:style style:name="T21" style:family="text">
      <style:text-properties style:font-name="Avenir Next" fo:font-size="12pt" fo:font-style="normal" style:text-underline-style="none" fo:font-weight="bold" officeooo:rsid="005711c0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Avenir Next" fo:font-size="12pt" fo:font-style="normal" style:text-underline-style="none" fo:font-weight="bold" officeooo:rsid="005735a0" style:font-size-asian="10.5pt" style:font-style-asian="normal" style:font-weight-asian="bold" style:font-size-complex="12pt" style:font-style-complex="normal" style:font-weight-complex="bold"/>
    </style:style>
    <style:style style:name="T23" style:family="text">
      <style:text-properties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24" style:family="text">
      <style:text-properties style:font-name="Avenir Next" fo:font-size="12pt" fo:font-style="normal" style:text-underline-style="none" fo:font-weight="bold" officeooo:rsid="00364271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5" style:family="text">
      <style:text-properties style:font-name="Avenir Next" fo:font-size="12pt" fo:font-style="normal" style:text-underline-style="none" fo:font-weight="bold" officeooo:rsid="00214f9f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6" style:family="text">
      <style:text-properties style:font-name="Avenir Next" fo:font-size="12pt" fo:font-style="normal" style:text-underline-style="none" fo:font-weight="bold" officeooo:rsid="002d0738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7" style:family="text">
      <style:text-properties style:font-name="Avenir Next" fo:font-size="12pt" fo:font-style="normal" style:text-underline-style="none" fo:font-weight="bold" officeooo:rsid="00144904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8" style:family="text">
      <style:text-properties style:font-name="Avenir Next" fo:font-size="12pt" fo:font-style="normal" style:text-underline-style="none" fo:font-weight="bold" officeooo:rsid="00348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29" style:family="text">
      <style:text-properties style:font-name="Avenir Next" fo:font-size="12pt" fo:font-style="normal" style:text-underline-style="none" fo:font-weight="bold" officeooo:rsid="001e0c0c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30" style:family="text">
      <style:text-properties style:font-name="Avenir Next" fo:font-size="12pt" fo:font-style="normal" style:text-underline-style="none" fo:font-weight="bold" officeooo:rsid="003d15fd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31" style:family="text">
      <style:text-properties style:font-name="Avenir Next" fo:font-size="12pt" fo:font-style="normal" style:text-underline-style="none" fo:font-weight="normal" officeooo:rsid="00214f9f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venir Next" fo:font-size="12pt" fo:font-style="normal" style:text-underline-style="none" fo:font-weight="normal" officeooo:rsid="0026c843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venir Next" fo:font-size="12pt" fo:font-style="normal" style:text-underline-style="none" fo:font-weight="normal" officeooo:rsid="003ef57b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venir Next" fo:font-size="12pt" fo:font-style="normal" style:text-underline-style="none" fo:font-weight="normal" officeooo:rsid="0044faa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venir Next" fo:font-size="12pt" fo:font-style="normal" style:text-underline-style="none" fo:font-weight="normal" officeooo:rsid="00453363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venir Next" fo:font-size="12pt" fo:font-style="normal" style:text-underline-style="none" fo:font-weight="normal" officeooo:rsid="004bc1d0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venir Next" fo:font-size="12pt" fo:font-style="normal" style:text-underline-style="none" fo:font-weight="normal" officeooo:rsid="004beea9" style:font-size-asian="10.5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venir Next" fo:font-size="12pt" fo:font-style="normal" style:text-underline-style="none" fo:font-weight="normal" officeooo:rsid="0054b8af" style:font-size-asian="10.5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venir Next" fo:font-size="12pt" fo:font-style="normal" style:text-underline-style="none" fo:font-weight="normal" officeooo:rsid="0054c5f4" style:font-size-asian="10.5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venir Next" fo:font-size="12pt" fo:font-style="normal" style:text-underline-style="none" fo:font-weight="normal" officeooo:rsid="005631d1" style:font-size-asian="10.5pt" style:font-style-asian="normal" style:font-weight-asian="normal" style:font-size-complex="12pt" style:font-style-complex="normal" style:font-weight-complex="normal"/>
    </style:style>
    <style:style style:name="T41" style:family="text">
      <style:text-properties style:font-name="Avenir Next" fo:font-size="12pt" fo:font-style="normal" style:text-underline-style="none" fo:font-weight="normal" officeooo:rsid="005aa5f8" style:font-size-asian="10.5pt" style:font-style-asian="normal" style:font-weight-asian="normal" style:font-size-complex="12pt" style:font-style-complex="normal" style:font-weight-complex="normal"/>
    </style:style>
    <style:style style:name="T42" style:family="text">
      <style:text-properties style:font-name="Avenir Next" fo:font-size="12pt" fo:font-style="normal" style:text-underline-style="none" fo:font-weight="normal" officeooo:rsid="00214f9f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3" style:family="text">
      <style:text-properties style:font-name="Avenir Next" fo:font-size="12pt" fo:font-style="normal" style:text-underline-style="none" fo:font-weight="normal" officeooo:rsid="0026c843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4" style:family="text">
      <style:text-properties style:font-name="Avenir Next" fo:font-size="12pt" fo:font-style="normal" style:text-underline-style="none" fo:font-weight="normal" officeooo:rsid="003ef57b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5" style:family="text">
      <style:text-properties style:font-name="Avenir Next" fo:font-size="12pt" fo:font-style="normal" style:text-underline-style="none" fo:font-weight="normal" officeooo:rsid="00433e15" fo:background-color="#afd095" loext:char-shading-value="0" style:font-size-asian="10.5pt" style:font-style-asian="normal" style:font-weight-asian="normal" style:font-size-complex="12pt" style:font-style-complex="normal" style:font-weight-complex="normal"/>
    </style:style>
    <style:style style:name="T46" style:family="text">
      <style:text-properties style:font-name="Avenir Next" fo:font-size="12pt" fo:font-style="italic" style:text-underline-style="none" fo:font-weight="bold" officeooo:rsid="004696c1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47" style:family="text">
      <style:text-properties style:font-name="Avenir Next" officeooo:rsid="00113da3"/>
    </style:style>
    <style:style style:name="T48" style:family="text">
      <style:text-properties style:font-name="Avenir Next" officeooo:rsid="005e1814"/>
    </style:style>
    <style:style style:name="T49" style:family="text">
      <style:text-properties style:font-name="Avenir Next" officeooo:rsid="005f4c07"/>
    </style:style>
    <style:style style:name="T50" style:family="text">
      <style:text-properties officeooo:rsid="001e0c0c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officeooo:rsid="0026c843" style:font-weight-asian="bold" style:font-weight-complex="bold"/>
    </style:style>
    <style:style style:name="T53" style:family="text">
      <style:text-properties officeooo:rsid="0024baa4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29a17c" style:font-style-asian="normal" style:font-style-complex="normal"/>
    </style:style>
    <style:style style:name="T56" style:family="text">
      <style:text-properties fo:font-style="normal" officeooo:rsid="003a5017" style:font-style-asian="normal" style:font-style-complex="normal"/>
    </style:style>
    <style:style style:name="T57" style:family="text">
      <style:text-properties fo:font-style="normal" officeooo:rsid="0026c843" style:font-style-asian="normal" style:font-style-complex="normal"/>
    </style:style>
    <style:style style:name="T58" style:family="text">
      <style:text-properties fo:font-style="normal" officeooo:rsid="005bc578" style:font-style-asian="normal" style:font-style-complex="normal"/>
    </style:style>
    <style:style style:name="T59" style:family="text">
      <style:text-properties fo:font-style="normal" officeooo:rsid="005c05e3" style:font-style-asian="normal" style:font-style-complex="normal"/>
    </style:style>
    <style:style style:name="T60" style:family="text">
      <style:text-properties fo:font-style="normal" officeooo:rsid="00692d20" style:font-style-asian="normal" style:font-style-complex="normal"/>
    </style:style>
    <style:style style:name="T61" style:family="text">
      <style:text-properties fo:font-style="normal" fo:font-weight="bold" officeooo:rsid="0026c843" style:font-style-asian="normal" style:font-weight-asian="bold" style:font-style-complex="normal" style:font-weight-complex="bold"/>
    </style:style>
    <style:style style:name="T62" style:family="text">
      <style:text-properties fo:font-style="normal" fo:font-weight="bold" officeooo:rsid="0049eb4e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5711c0" style:font-style-asian="normal" style:font-weight-asian="bold" style:font-style-complex="normal" style:font-weight-complex="bold"/>
    </style:style>
    <style:style style:name="T64" style:family="text">
      <style:text-properties fo:font-style="normal" fo:font-weight="bold" officeooo:rsid="005bc578" style:font-style-asian="normal" style:font-weight-asian="bold" style:font-style-complex="normal" style:font-weight-complex="bold"/>
    </style:style>
    <style:style style:name="T65" style:family="text">
      <style:text-properties officeooo:rsid="0026c843"/>
    </style:style>
    <style:style style:name="T66" style:family="text">
      <style:text-properties officeooo:rsid="00144904"/>
    </style:style>
    <style:style style:name="T67" style:family="text">
      <style:text-properties officeooo:rsid="0029a17c"/>
    </style:style>
    <style:style style:name="T68" style:family="text">
      <style:text-properties officeooo:rsid="0030aa48"/>
    </style:style>
    <style:style style:name="T69" style:family="text">
      <style:text-properties officeooo:rsid="00339f1b"/>
    </style:style>
    <style:style style:name="T70" style:family="text">
      <style:text-properties officeooo:rsid="0037c383"/>
    </style:style>
    <style:style style:name="T71" style:family="text">
      <style:text-properties officeooo:rsid="00389904"/>
    </style:style>
    <style:style style:name="T72" style:family="text">
      <style:text-properties officeooo:rsid="003a5017"/>
    </style:style>
    <style:style style:name="T73" style:family="text">
      <style:text-properties officeooo:rsid="0050990f"/>
    </style:style>
    <style:style style:name="T74" style:family="text">
      <style:text-properties style:text-line-through-style="none" style:text-line-through-type="none" style:font-name="Avenir Next" fo:font-size="12pt" fo:font-style="italic" style:text-underline-style="none" fo:font-weight="bold" officeooo:rsid="0051d62a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75" style:family="text">
      <style:text-properties style:text-line-through-style="none" style:text-line-through-type="none" style:font-name="Avenir Next" fo:font-size="12pt" fo:font-style="italic" style:text-underline-style="none" fo:font-weight="bold" officeooo:rsid="005de132" fo:background-color="#fff5ce" loext:char-shading-value="0" style:font-size-asian="10.5pt" style:font-style-asian="italic" style:font-weight-asian="bold" style:font-size-complex="12pt" style:font-style-complex="italic" style:font-weight-complex="bold"/>
    </style:style>
    <style:style style:name="T76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style:font-size-asian="10.5pt" style:font-style-asian="normal" style:font-weight-asian="bold" style:font-size-complex="12pt" style:font-style-complex="normal" style:font-weight-complex="bold"/>
    </style:style>
    <style:style style:name="T77" style:family="text">
      <style:text-properties style:text-line-through-style="none" style:text-line-through-type="none" style:font-name="Avenir Next" fo:font-size="12pt" fo:font-style="normal" style:text-underline-style="none" fo:font-weight="bold" officeooo:rsid="004696c1" style:font-size-asian="10.5pt" style:font-style-asian="normal" style:font-weight-asian="bold" style:font-size-complex="12pt" style:font-style-complex="normal" style:font-weight-complex="bold"/>
    </style:style>
    <style:style style:name="T78" style:family="text">
      <style:text-properties style:text-line-through-style="none" style:text-line-through-type="none" style:font-name="Avenir Next" fo:font-size="12pt" fo:font-style="normal" style:text-underline-style="none" fo:font-weight="bold" officeooo:rsid="00536670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79" style:family="text">
      <style:text-properties style:text-line-through-style="none" style:text-line-through-type="none" style:font-name="Avenir Next" fo:font-size="12pt" fo:font-style="normal" style:text-underline-style="none" fo:font-weight="bold" officeooo:rsid="0058edeb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#afd095" loext:char-shading-value="0" style:font-size-asian="10.5pt" style:font-style-asian="normal" style:font-weight-asian="bold" style:font-size-complex="12pt" style:font-style-complex="normal" style:font-weight-complex="bold"/>
    </style:style>
    <style:style style:name="T81" style:family="text">
      <style:text-properties style:text-line-through-style="none" style:text-line-through-type="none" style:font-name="Avenir Next" fo:font-size="12pt" fo:font-style="normal" style:text-underline-style="none" fo:font-weight="bold" officeooo:rsid="0051d62a" fo:background-color="transparent" loext:char-shading-value="0" style:font-size-asian="10.5pt" style:font-style-asian="normal" style:font-weight-asian="bold" style:font-size-complex="12pt" style:font-style-complex="normal" style:font-weight-complex="bold"/>
    </style:style>
    <style:style style:name="T82" style:family="text">
      <style:text-properties officeooo:rsid="00536670"/>
    </style:style>
    <style:style style:name="T83" style:family="text">
      <style:text-properties fo:background-color="#afd095" loext:char-shading-value="0"/>
    </style:style>
    <style:style style:name="T84" style:family="text">
      <style:text-properties officeooo:rsid="0037c383" fo:background-color="#afd095" loext:char-shading-value="0"/>
    </style:style>
    <style:style style:name="T85" style:family="text">
      <style:text-properties officeooo:rsid="002d0738" fo:background-color="#afd095" loext:char-shading-value="0"/>
    </style:style>
    <style:style style:name="T86" style:family="text">
      <style:text-properties officeooo:rsid="00144904" fo:background-color="#afd095" loext:char-shading-value="0"/>
    </style:style>
    <style:style style:name="T87" style:family="text">
      <style:text-properties officeooo:rsid="00536670" fo:background-color="#afd095" loext:char-shading-value="0"/>
    </style:style>
    <style:style style:name="T88" style:family="text">
      <style:text-properties officeooo:rsid="0050990f" fo:background-color="#afd095" loext:char-shading-value="0"/>
    </style:style>
    <style:style style:name="T89" style:family="text">
      <style:text-properties style:text-position="super 58%" fo:font-style="normal" officeooo:rsid="005c05e3" style:font-style-asian="normal" style:font-style-complex="normal"/>
    </style:style>
    <style:style style:name="T90" style:family="text">
      <style:text-properties officeooo:rsid="0050990f" fo:background-color="#dde8cb" loext:char-shading-value="0"/>
    </style:style>
    <style:style style:name="T91" style:family="text">
      <style:text-properties officeooo:rsid="0050990f" fo:background-color="#dee7e5" loext:char-shading-value="0"/>
    </style:style>
    <style:style style:name="T92" style:family="text">
      <style:text-properties officeooo:rsid="0064b1fd"/>
    </style:style>
    <style:style style:name="T93" style:family="text">
      <style:text-properties officeooo:rsid="0064cc24"/>
    </style:style>
    <style:style style:name="T94" style:family="text">
      <style:text-properties officeooo:rsid="0050990f" fo:background-color="#f6f9d4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i Chow (#40003396)</text:p>
      <text:p text:style-name="P1">COMP 479</text:p>
      <text:p text:style-name="P1">Fall ‘20</text:p>
      <text:p text:style-name="P2"/>
      <text:p text:style-name="P3">Project #1</text:p>
      <text:p text:style-name="P4"/>
      <text:p text:style-name="P11">Using Python3</text:p>
      <text:p text:style-name="P50">Yellow Highlight: Issue with running.</text:p>
      <text:p text:style-name="P51">Green Highlight: Given names for outputs/inputs.</text:p>
      <text:p text:style-name="P4"/>
      <text:p text:style-name="P22">Step #1 – Reading the Reuter’s collection</text:p>
      <text:p text:style-name="P22">(block-1-reader.py)</text:p>
      <text:p text:style-name="P19"/>
      <text:p text:style-name="P34">Tested Commands</text:p>
      <text:list xml:id="list3804667862" text:style-name="L1">
        <text:list-item>
          <text:p text:style-name="P52">python3 ./block-1-reader.py --path reuters21578</text:p>
        </text:list-item>
        <text:list-item>
          <text:p text:style-name="P69"><text:span text:style-name="T11">python3 ./block-1-reader.py --path reuters21578 -o </text:span><text:span text:style-name="T12">collection</text:span><text:span text:style-name="T13">.json</text:span></text:p>
        </text:list-item>
      </text:list>
      <text:p text:style-name="P20"/>
      <text:p text:style-name="P17">============================================================</text:p>
      <text:p text:style-name="P17">Input: <text:span text:style-name="T66">reuters21578 </text:span>(Corpus’ path)</text:p>
      <text:p text:style-name="P40"><text:span text:style-name="T4">Output: </text:span><text:span text:style-name="T6">Creates a JSON file of the entire collection of </text:span><text:span text:style-name="T4">SGM </text:span><text:span text:style-name="T5">000 </text:span><text:span text:style-name="T6">to</text:span><text:span text:style-name="T5"> 021</text:span><text:span text:style-name="T4"> data as a string.</text:span></text:p>
      <text:p text:style-name="P18">============================================================</text:p>
      <text:p text:style-name="P13"/>
      <text:p text:style-name="P13">- <text:span text:style-name="T1">Changing directory to /reuters21578 to scan for .sgm files.</text:span></text:p>
      <text:p text:style-name="P13">- open(file_name,'r', errors='ignore'): <text:span text:style-name="T1">Opening files but set errors parameter to ignore due to unicode issue in sgm17.</text:span></text:p>
      <text:p text:style-name="P21">Error: </text:p>
      <text:p text:style-name="P21">UnicodeDecodeError: 'utf-8' codec can't decode byte 0xfc in position 1519554: invalid start byte</text:p>
      <text:p text:style-name="P21"/>
      <text:p text:style-name="P12"/>
      <text:p text:style-name="P22">Step #2 – Extracting the raw text of each article from the corpus </text:p>
      <text:p text:style-name="P22">(block-2-document-segmenter.py)</text:p>
      <text:p text:style-name="P6"/>
      <text:p text:style-name="P34">Tested Commands</text:p>
      <text:list xml:id="list110386142" text:style-name="L2">
        <text:list-item>
          <text:p text:style-name="P58">python3 <text:span text:style-name="T50">./block-2-document-segmenter.py -i </text:span><text:span text:style-name="T85">collection</text:span><text:span text:style-name="T86">.json</text:span></text:p>
        </text:list-item>
        <text:list-item>
          <text:p text:style-name="P70"><text:span text:style-name="T16">python3 ./block-2-document-segmenter.py -i </text:span><text:span text:style-name="T26">collection</text:span><text:span text:style-name="T27">.json</text:span><text:span text:style-name="T16"> -o </text:span><text:span text:style-name="T28">documents</text:span><text:span text:style-name="T29">.json</text:span></text:p>
        </text:list-item>
        <text:list-item>
          <text:p text:style-name="P53">python3 ./block-1-reader.py --path reuters21578 | python3 ./block-2-document-segmenter.py</text:p>
        </text:list-item>
        <text:list-item>
          <text:p text:style-name="P54">python3 ./block-1-reader.py --path reuters21578 | python3 ./block-2-document-segmenter.py -o <text:span text:style-name="T83">documents.json </text:span></text:p>
        </text:list-item>
      </text:list>
      <text:p text:style-name="P33"/>
      <text:p text:style-name="P17">============================================================</text:p>
      <text:p text:style-name="P41"><text:soft-page-break/><text:span text:style-name="T2">- Input: </text:span><text:span text:style-name="T9">collection</text:span><text:span text:style-name="T10">.json</text:span><text:span text:style-name="T2"> contains all the documents </text:span><text:span text:style-name="T7">or pipelined stdin data from</text:span></text:p>
      <text:p text:style-name="P41"><text:span text:style-name="T2">- Output: Creates </text:span><text:span text:style-name="T7">a</text:span><text:span text:style-name="T2"> </text:span><text:span text:style-name="T7">JSON file</text:span><text:span text:style-name="T2"> with </text:span><text:span text:style-name="T7">5 documents</text:span><text:span text:style-name="T2">.</text:span></text:p>
      <text:p text:style-name="P17">============================================================</text:p>
      <text:p text:style-name="P15"/>
      <text:p text:style-name="P15">- <text:span text:style-name="T51">**BeautifulSoup must be installed to parse the documents.</text:span></text:p>
      <text:p text:style-name="P15">- replace("reuters", "REUTERS") is used to satisfied the assert &lt;REUTERS&gt; since html parser lower-cases the tags.</text:p>
      <text:p text:style-name="P15">- find_all('reuters',limit=5): <text:span text:style-name="T69">P</text:span>arse 5 documents as for the output required.</text:p>
      <text:p text:style-name="P15">- sys.stdin.isatty(): <text:span text:style-name="T69">C</text:span><text:span text:style-name="T68">heck if stdin filestream is being used.</text:span></text:p>
      <text:p text:style-name="P15">- sys.stdin.read(): <text:span text:style-name="T69">R</text:span><text:span text:style-name="T68">ead the pipelined data</text:span></text:p>
      <text:p text:style-name="P39"><text:span text:style-name="T2">- str(</text:span><text:span text:style-name="T3">document</text:span><text:span text:style-name="T2">): </text:span><text:span text:style-name="T8">C</text:span><text:span text:style-name="T2">hange the “tag” object to “string”</text:span></text:p>
      <text:p text:style-name="P39"><text:span text:style-name="T3">- enumerate(documents): </text:span><text:span text:style-name="T8">Used to iterate but keep an index variable</text:span></text:p>
      <text:p text:style-name="P12"/>
      <text:p text:style-name="P38"><text:span text:style-name="T14">Step #3 – </text:span><text:span text:style-name="T15">Extraction</text:span></text:p>
      <text:p text:style-name="P23">(block-3-extractor.py)</text:p>
      <text:p text:style-name="P23"/>
      <text:p text:style-name="P34">Tested Commands</text:p>
      <text:list xml:id="list2768413009" text:style-name="L3">
        <text:list-item>
          <text:p text:style-name="P71"><text:span text:style-name="T17">python3 ./block-3-extractor.py -i </text:span><text:span text:style-name="T25">document</text:span><text:span text:style-name="T30">s</text:span><text:span text:style-name="T25">.json</text:span></text:p>
        </text:list-item>
        <text:list-item>
          <text:p text:style-name="P72"><text:span text:style-name="T17">python3 ./block-3-extractor.py -i </text:span><text:span text:style-name="T25">document</text:span><text:span text:style-name="T30">s</text:span><text:span text:style-name="T25">.json</text:span><text:span text:style-name="T17"> -o </text:span><text:span text:style-name="T24">articles</text:span><text:span text:style-name="T25">.json</text:span><text:span text:style-name="T17"> </text:span></text:p>
        </text:list-item>
        <text:list-item>
          <text:p text:style-name="P59">python3 ./block-1-reader.py --path reuters21578 | python3 ./block-2-document-segmenter.py | python3 ./block-3-extractor.py</text:p>
        </text:list-item>
        <text:list-item>
          <text:p text:style-name="P60">python3 ./block-1-reader.py --path reuters21578 | python3 ./block-2-document-segmenter.py | python3 ./block-3-extractor.py -<text:span text:style-name="T70">o </text:span><text:span text:style-name="T84">articles.json</text:span></text:p>
        </text:list-item>
      </text:list>
      <text:p text:style-name="P5"/>
      <text:p text:style-name="P7">============================================================</text:p>
      <text:p text:style-name="P42"><text:span text:style-name="T31">- Input:</text:span><text:span text:style-name="T42"> </text:span><text:span text:style-name="T43">document</text:span><text:span text:style-name="T44">s</text:span><text:span text:style-name="T42">.json</text:span><text:span text:style-name="T31"> </text:span><text:span text:style-name="T32">contains </text:span><text:span text:style-name="T33">5 documents</text:span></text:p>
      <text:p text:style-name="P42"><text:span text:style-name="T32">- Output: </text:span><text:span text:style-name="T35">5 dictionaries</text:span><text:span text:style-name="T32"> with ID and Text</text:span></text:p>
      <text:p text:style-name="P27">============================================================</text:p>
      <text:p text:style-name="P24"/>
      <text:p text:style-name="P24"><text:span text:style-name="T65">- </text:span><text:span text:style-name="T52">**BeautifulSoup must be installed to parse the documents.</text:span></text:p>
      <text:p text:style-name="P31">- document_id: <text:span text:style-name="T71">Consists of ID with whitespace and escape characters</text:span></text:p>
      <text:p text:style-name="P24">- document_id_arr: <text:span text:style-name="T72">Consists of an array with one element (the ID #). </text:span><text:span text:style-name="T67">Python’s regex library is used to parse the document_id without the escaped characters and whitespace.</text:span></text:p>
      <text:p text:style-name="P24">- document.body.contents[0]: <text:span text:style-name="T72">Used to get the b</text:span>ody tag's text</text:p>
      <text:p text:style-name="P16"><text:span text:style-name="T54">- </text:span><text:span text:style-name="T55">str(text): </text:span><text:span text:style-name="T56">C</text:span><text:span text:style-name="T55">ast the iterable string to a normal string.</text:span></text:p>
      <text:p text:style-name="P32">- re.sub(r"[\\]+","",text): Remove escaped backslash lines</text:p>
      <text:p text:style-name="P32"/>
      <text:p text:style-name="P12"/>
      <text:p text:style-name="P22">Step #4 – <text:span text:style-name="T53">Tokenisation</text:span></text:p>
      <text:p text:style-name="P22">(block-4-tokeniser.py)</text:p>
      <text:p text:style-name="P12"/>
      <text:p text:style-name="P35">Tested Commands</text:p>
      <text:list xml:id="list1698984900" text:style-name="L4">
        <text:list-item>
          <text:p text:style-name="P61">python3 block-4-tokenizer.py -i <text:span text:style-name="T83">articles.json</text:span></text:p>
        </text:list-item>
        <text:list-item>
          <text:p text:style-name="P61"><text:soft-page-break/>python3 block-4-tokenizer.py -i <text:span text:style-name="T83">articles.json</text:span> -o <text:span text:style-name="T83">tokens.json </text:span></text:p>
        </text:list-item>
        <text:list-item>
          <text:p text:style-name="P66">python3 ./block-1-reader.py --path reuters21578 | python3 ./block-2-document-segmenter.py | python3 ./block-3-extractor.py | python3 ./block-4-tokenizer.py</text:p>
        </text:list-item>
        <text:list-item>
          <text:p text:style-name="P66">python3 ./block-1-reader.py --path reuters21578 | python3 ./block-2-document-segmenter.py | python3 ./block-3-extractor.py | python3 ./block-4-tokenizer.py -o <text:span text:style-name="T83">tokens.json</text:span></text:p>
        </text:list-item>
      </text:list>
      <text:p text:style-name="P26"/>
      <text:p text:style-name="P8">============================================================</text:p>
      <text:p text:style-name="P43"><text:span text:style-name="T31">- Input: </text:span><text:span text:style-name="T45">articles</text:span><text:span text:style-name="T42">.json</text:span><text:span text:style-name="T31"> </text:span><text:span text:style-name="T32">contains </text:span><text:span text:style-name="T35">dictionaries with ID and Text</text:span><text:span text:style-name="T34"> </text:span></text:p>
      <text:p text:style-name="P43"><text:span text:style-name="T32">- Output: </text:span><text:span text:style-name="T36">Lists of Tokens</text:span><text:span text:style-name="T37"> </text:span><text:span text:style-name="T36"><text:s/>[ID, Token]</text:span></text:p>
      <text:p text:style-name="P28">============================================================</text:p>
      <text:p text:style-name="P25"/>
      <text:p text:style-name="P44"><text:span text:style-name="T32">- </text:span><text:span text:style-name="T18">**</text:span><text:span text:style-name="T19">NLTK</text:span><text:span text:style-name="T18"> must be installed to </text:span><text:span text:style-name="T19">tokenise</text:span><text:span text:style-name="T18"> the </text:span><text:span text:style-name="T19">texts</text:span><text:span text:style-name="T18">.</text:span></text:p>
      <text:p text:style-name="P55">- word_tokenize(full_text): Use NLTK to tokenise the text.</text:p>
      <text:p text:style-name="P55">- <text:span text:style-name="T92">Since the pipelined document needs to be properly formatted into JSON, some replacements are needed.</text:span></text:p>
      <text:p text:style-name="P56"><text:tab/>- data.replace("}","},")</text:p>
      <text:p text:style-name="P56"><text:tab/>- data= re.sub(r"{","[{",data, count=1) <text:span text:style-name="T93">#For start of index</text:span></text:p>
      <text:p text:style-name="P56"><text:tab/>- data= re.sub(r"},$","}]",data, count=1) </text:p>
      <text:p text:style-name="P12"/>
      <text:p text:style-name="P22">Step #5 – Apply Porter Stemmer</text:p>
      <text:p text:style-name="P22">(block-5-stemmer.py)</text:p>
      <text:p text:style-name="P12"/>
      <text:p text:style-name="P36">Tested Commands</text:p>
      <text:list xml:id="list3617289530" text:style-name="L5">
        <text:list-item>
          <text:p text:style-name="P62">python3 ./block-5-stemmer.py -i <text:span text:style-name="T83">tokens.json</text:span></text:p>
        </text:list-item>
        <text:list-item>
          <text:p text:style-name="P62">python3 ./block-5-stemmer.py -i <text:span text:style-name="T83">tokens.json</text:span> -o <text:span text:style-name="T83">stems.json </text:span></text:p>
        </text:list-item>
        <text:list-item>
          <text:p text:style-name="P67">python3 ./block-1-reader.py --path reuters21578 | python3 ./block-2-document-segmenter.py | python3 ./block-3-extractor.py | python3 ./block-4-tokenizer.py | python3 ./block-5-stemmer.py</text:p>
        </text:list-item>
        <text:list-item>
          <text:p text:style-name="P67">python3 ./block-1-reader.py --path reuters21578 | python3 ./block-2-document-segmenter.py | python3 ./block-3-extractor.py | python3 ./block-4-tokenizer.py | python3 ./block-5-stemmer.py -<text:span text:style-name="T73">o </text:span><text:span text:style-name="T88">stems.json</text:span></text:p>
        </text:list-item>
      </text:list>
      <text:p text:style-name="P9">============================================================</text:p>
      <text:p text:style-name="P45"><text:span text:style-name="T31">- Input: </text:span><text:span text:style-name="T39">tokens</text:span><text:span text:style-name="T31">.json </text:span><text:span text:style-name="T32">contains </text:span><text:span text:style-name="T38">lists</text:span><text:span text:style-name="T35"> with ID and Text</text:span><text:span text:style-name="T34"> </text:span></text:p>
      <text:p text:style-name="P45"><text:span text:style-name="T32">- Output: </text:span><text:span text:style-name="T36">Lists of </text:span><text:span text:style-name="T38">Stemmed </text:span><text:span text:style-name="T36">Tokens</text:span><text:span text:style-name="T37"> </text:span><text:span text:style-name="T36"><text:s/>[ID, Token]</text:span></text:p>
      <text:p text:style-name="P29">============================================================</text:p>
      <text:p text:style-name="P12"/>
      <text:p text:style-name="P14"><text:span text:style-name="T51">-</text:span><text:span text:style-name="T57"> </text:span><text:span text:style-name="T61">**</text:span><text:span text:style-name="T62">NLTK</text:span><text:span text:style-name="T61"> must be installed </text:span><text:span text:style-name="T63">to get </text:span><text:span text:style-name="T64">the PorterStemmer</text:span></text:p>
      <text:p text:style-name="P14"><text:span text:style-name="T58">- sys.stdin.readlines(): </text:span><text:span text:style-name="T60">Read line by line to parse the token in JSON array</text:span></text:p>
      <text:p text:style-name="P14"><text:span text:style-name="T58">- stemmer.stem</text:span><text:span text:style-name="T59">(1): Stems the token which is 2</text:span><text:span text:style-name="T89">nd</text:span><text:span text:style-name="T59"> element of each pair of list.</text:span></text:p>
      <text:p text:style-name="P64">- (int(token[0]), token_stem): Casts the ID which is of type string into an int.</text:p>
      <text:p text:style-name="P12"/>
      <text:p text:style-name="P22">Step #6 – Given a list of stop words, remove those stop words from text.</text:p>
      <text:p text:style-name="P22"><text:soft-page-break/>(block-6-stopwords-removal.py)</text:p>
      <text:p text:style-name="P2"/>
      <text:p text:style-name="P37">Tested Commands</text:p>
      <text:list xml:id="list215445044312298" text:continue-numbering="true" text:style-name="L5">
        <text:list-item>
          <text:p text:style-name="P63">python3 ./block-6-stopwords-removal.py -<text:span text:style-name="T82">i </text:span><text:span text:style-name="T87">stems.json</text:span></text:p>
        </text:list-item>
        <text:list-item>
          <text:p text:style-name="P73"><text:span text:style-name="T23">python3 ./block-6-stopwords-removal.py -</text:span><text:span text:style-name="T76">i </text:span><text:span text:style-name="T78">stems.json</text:span><text:span text:style-name="T77"> -s </text:span><text:span text:style-name="T79">stopwords-sample.txt </text:span><text:span text:style-name="T81">-o </text:span><text:span text:style-name="T79">results</text:span><text:span text:style-name="T80">.json</text:span></text:p>
        </text:list-item>
        <text:list-item>
          <text:p text:style-name="P65">python3 ./block-1-reader.py --path reuters21578 | python3 ./block-2-document-segmenter.py | python3 ./block-3-extractor.py | python3 ./block-4-tokenizer.py | python3 ./block-5-stemmer.py | python3 ./block-6-stopwords-removal.py</text:p>
        </text:list-item>
        <text:list-item>
          <text:p text:style-name="P74"><text:span text:style-name="T46">python3 ./block-1-reader.py --path reuters21578 | python3 ./block-2-document-segmenter.py | python3 ./block-3-extractor.py | python3 ./block-4-tokenizer.py | python3 ./block-5-stemmer.py | python3 ./block-6-stopwords-removal.py </text:span><text:span text:style-name="T74">-o </text:span><text:span text:style-name="T75">results</text:span><text:span text:style-name="T74">.json</text:span></text:p>
        </text:list-item>
      </text:list>
      <text:p text:style-name="P10">============================================================</text:p>
      <text:p text:style-name="P46"><text:span text:style-name="T31">- Input: </text:span><text:span text:style-name="T39">stems</text:span><text:span text:style-name="T31">.json </text:span><text:span text:style-name="T32">contains </text:span><text:span text:style-name="T39">lists</text:span><text:span text:style-name="T35"> with ID and </text:span><text:span text:style-name="T39">stemmed text </text:span><text:span text:style-name="T40">and optionally </text:span><text:span text:style-name="T41">the path to </text:span><text:span text:style-name="T40">a list of stopwords. <text:s/>“</text:span><text:span text:style-name="T41">stopwords-sample.txt” consists of a subset of NLTK stopwords.</text:span></text:p>
      <text:p text:style-name="P46"><text:span text:style-name="T32">- Output: </text:span><text:span text:style-name="T36">Lists of Tokens</text:span><text:span text:style-name="T37"> </text:span><text:span text:style-name="T36"><text:s/>[ID, Token] </text:span><text:span text:style-name="T41">without the stopwords.</text:span></text:p>
      <text:p text:style-name="P30">============================================================</text:p>
      <text:p text:style-name="P30"/>
      <text:p text:style-name="P47"><text:span text:style-name="T32">- </text:span><text:span text:style-name="T18">**</text:span><text:span text:style-name="T19">NLTK</text:span><text:span text:style-name="T18"> must be installed </text:span><text:span text:style-name="T21">to get a list of stopwords </text:span><text:span text:style-name="T22">to remove</text:span><text:span text:style-name="T18">.</text:span></text:p>
      <text:p text:style-name="P48"><text:span text:style-name="T47">- stop_words = set(stopwords.words("english")): </text:span><text:span text:style-name="T48">Retrieves a set of stopwords in english from NLTK library. This has to be downloaded!</text:span></text:p>
      <text:p text:style-name="P68">- if stopwords_list: Checks if the path of the “stopwords” is valid and not empty. If it’s not empty, it would iterate and adds these elements to an array.</text:p>
      <text:p text:style-name="P68">- <text:s/>if stem_word not in stopwords_arr: Checks and adds the tokens if they are not in the previous array.</text:p>
      <text:p text:style-name="P68">- if not stopwords_arr: Default if the path is invalid or the file is empty.</text:p>
      <text:p text:style-name="P49"><text:span text:style-name="T48">- if stem_word not in stop_words: Iterates through NLTK’s </text:span><text:span text:style-name="T49">full </text:span><text:span text:style-name="T48">stopwords set.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Avenir Next" svg:font-family="'Avenir Nex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09-25T10:35:03.152842894</meta:creation-date>
    <dc:date>2020-10-02T21:54:44.045042841</dc:date>
    <meta:editing-duration>PT13H4M7S</meta:editing-duration>
    <meta:editing-cycles>77</meta:editing-cycles>
    <meta:generator>LibreOffice/7.0.0.3$MacOSX_X86_64 LibreOffice_project/8061b3e9204bef6b321a21033174034a5e2ea88e</meta:generator>
    <meta:document-statistic meta:table-count="0" meta:image-count="0" meta:object-count="0" meta:page-count="4" meta:paragraph-count="104" meta:word-count="842" meta:character-count="6942" meta:non-whitespace-character-count="6215"/>
  </office:meta>
</office:document-meta>
</file>